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line-height="115%"/>
      <style:text-properties officeooo:rsid="00126929" officeooo:paragraph-rsid="00126929"/>
    </style:style>
    <style:style style:name="P2" style:family="paragraph" style:parent-style-name="List_20_Paragraph">
      <style:paragraph-properties fo:line-height="115%"/>
      <style:text-properties officeooo:rsid="0015eda9" officeooo:paragraph-rsid="0015eda9"/>
    </style:style>
    <style:style style:name="P3" style:family="paragraph" style:parent-style-name="List_20_Paragraph">
      <style:paragraph-properties fo:line-height="115%"/>
    </style:style>
    <style:style style:name="P4" style:family="paragraph" style:parent-style-name="List_20_Paragraph">
      <style:paragraph-properties fo:line-height="115%"/>
      <style:text-properties officeooo:paragraph-rsid="00124e54"/>
    </style:style>
    <style:style style:name="P5" style:family="paragraph" style:parent-style-name="Standard">
      <style:paragraph-properties fo:margin-top="0in" fo:margin-bottom="0.0201in" style:contextual-spacing="false" fo:line-height="115%"/>
    </style:style>
    <style:style style:name="P6" style:family="paragraph" style:parent-style-name="Standard">
      <style:paragraph-properties fo:margin-top="0in" fo:margin-bottom="0in" style:contextual-spacing="false" fo:line-height="115%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officeooo:rsid="0010f236" officeooo:paragraph-rsid="0010f236"/>
    </style:style>
    <style:style style:name="P8" style:family="paragraph" style:parent-style-name="List_20_Paragraph">
      <style:paragraph-properties fo:line-height="115%"/>
      <style:text-properties officeooo:rsid="00198dca" officeooo:paragraph-rsid="00198dca"/>
    </style:style>
    <style:style style:name="P9" style:family="paragraph" style:parent-style-name="List_20_Paragraph">
      <style:paragraph-properties fo:line-height="115%"/>
      <style:text-properties officeooo:rsid="001af639" officeooo:paragraph-rsid="001af639"/>
    </style:style>
    <style:style style:name="P10" style:family="paragraph" style:parent-style-name="List_20_Paragraph" style:list-style-name="WWNum1">
      <style:paragraph-properties fo:line-height="115%"/>
    </style:style>
    <style:style style:name="P11" style:family="paragraph" style:parent-style-name="List_20_Paragraph" style:list-style-name="WWNum1">
      <style:paragraph-properties fo:line-height="115%"/>
      <style:text-properties officeooo:paragraph-rsid="00124e54"/>
    </style:style>
    <style:style style:name="P12" style:family="paragraph" style:parent-style-name="List_20_Paragraph" style:list-style-name="WWNum1">
      <style:paragraph-properties fo:margin-top="0in" fo:margin-bottom="0in" style:contextual-spacing="true" fo:line-height="115%"/>
    </style:style>
    <style:style style:name="P13" style:family="paragraph" style:parent-style-name="List_20_Paragraph" style:list-style-name="WWNum1">
      <style:paragraph-properties fo:margin-top="0in" fo:margin-bottom="0in" style:contextual-spacing="true" fo:line-height="115%"/>
      <style:text-properties officeooo:paragraph-rsid="0018dd2b"/>
    </style:style>
    <style:style style:name="P14" style:family="paragraph" style:parent-style-name="List_20_Paragraph" style:list-style-name="WWNum1">
      <style:paragraph-properties fo:margin-top="0in" fo:margin-bottom="0in" style:contextual-spacing="true" fo:line-height="115%"/>
      <style:text-properties officeooo:rsid="0018dd2b" officeooo:paragraph-rsid="0018dd2b"/>
    </style:style>
    <style:style style:name="P15" style:family="paragraph" style:parent-style-name="List_20_Paragraph" style:list-style-name="WWNum1">
      <style:paragraph-properties fo:line-height="115%"/>
      <style:text-properties officeooo:rsid="00198dca" officeooo:paragraph-rsid="00198dca"/>
    </style:style>
    <style:style style:name="P16" style:family="paragraph" style:parent-style-name="List_20_Paragraph" style:list-style-name="WWNum1">
      <style:paragraph-properties fo:line-height="115%"/>
      <style:text-properties officeooo:rsid="001af639" officeooo:paragraph-rsid="001af639"/>
    </style:style>
    <style:style style:name="T1" style:family="text">
      <style:text-properties officeooo:rsid="000ffe1d"/>
    </style:style>
    <style:style style:name="T2" style:family="text">
      <style:text-properties officeooo:rsid="00124e54"/>
    </style:style>
    <style:style style:name="T3" style:family="text">
      <style:text-properties officeooo:rsid="00126929"/>
    </style:style>
    <style:style style:name="T4" style:family="text">
      <style:text-properties officeooo:rsid="0015eda9"/>
    </style:style>
    <style:style style:name="T5" style:family="text">
      <style:text-properties officeooo:rsid="0018dd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0">Znajdź informacje nt.: OSINT. Czym jest, jaka jest zasada działania?</text:p>
        </text:list-item>
      </text:list>
      <text:p text:style-name="P5"><text:span text:style-name="T1"><text:tab/>OSINT to szukanie informacji o danej osobie, organizacji, firmie za pomocą <text:tab/>ogólnodostępnej wiedzy w internecie, np. w social mediach, stronach, wyszukiwarkach, <text:tab/></text:span><text:span text:style-name="T2">rejestrach.</text:span></text:p>
      <text:p text:style-name="P7"><text:tab/>Inna nazwa to biały wywiad. <text:span text:style-name="T2">Informacje muszą być pozyskane legalnie, etycznie i <text:tab/>najlepiej anonimowo.</text:span></text:p>
      <text:p text:style-name="P5"/>
      <text:list text:continue-numbering="true" text:style-name="WWNum1">
        <text:list-item>
          <text:p text:style-name="P11">Znajdź najlepsze platformy w celu wykorzystania OSINT. Wymień je i opisz zakres informacji możliwy do uzyskania.</text:p>
          <text:p text:style-name="P11"/>
        </text:list-item>
      </text:list>
      <text:p text:style-name="P4"><text:span text:style-name="T2">Maltego – </text:span><text:span text:style-name="T3">program do wyszukiwania informacji dostępnych publicznie i wyświetlenia ich za pomocą graficznej prezentacji. Program ten może wyszukać informacje nt. osoby, firmy, ich dane, używane oprogramowanie, numery IP, odwiedzane domeny, powiązane adresy e-mail i telefony</text:span></text:p>
      <text:p text:style-name="P4"/>
      <text:p text:style-name="P1">Shodan.io – <text:span text:style-name="T4">wyszukiwarka do sprawdzania informacji o stronach internetowych. Można sprawdzić tam lokalizację hostingu strony, otwarte porty, języki programowania w jakiej jest zrobiona, adresy IP z nią powiązane. Sluży także do wyszukiwania urządzeń sieciowych.</text:span></text:p>
      <text:p text:style-name="P1"/>
      <text:p text:style-name="P2">Wayback machine – posiada zapisy archiwalne poprzednich wersji wielu stron, co pozwala na przeszukanie informacji które już aktualnie mogą nie być dostępne/są ukryte.</text:p>
      <text:p text:style-name="P4"/>
      <text:list text:continue-numbering="true" text:style-name="WWNum1">
        <text:list-item>
          <text:p text:style-name="P12">Wykorzystując OSINT dowiedz się jakie osoby są leaderami SECURITY cywilnymi jak i w służbie RP.</text:p>
          <text:p text:style-name="P14">Sekretarz Stanu w Ministerstwie Obrony Narodowej to Cezary Tomczyk</text:p>
          <text:p text:style-name="P13">Minister Spraw Wewnętrznych i Administracji <text:span text:style-name="T5">to Tomasz Siemoniak</text:span></text:p>
          <text:p text:style-name="P13"><text:span text:style-name="T5">Komendant Główny Policji</text:span> - <text:span text:style-name="T5">NADINSP. Marek Boroń</text:span></text:p>
          <text:p text:style-name="P14">Komendant Główny PSP - Wojciech Kruczek</text:p>
          <text:p text:style-name="P14">Komendant Główny Straży Granicznej - gen. dyw. SG Robert Bagan</text:p>
        </text:list-item>
      </text:list>
      <text:p text:style-name="P6"><text:tab/></text:p>
      <text:list text:continue-numbering="true" text:style-name="WWNum1">
        <text:list-item>
          <text:p text:style-name="P10">Wykorzystując OSINT prześledź ostatnią działalność(miejsca pobytu, działania) taki osób jak Dowódca Wojsk Obrony Cyberprzestrzeni, Prezydent RP.</text:p>
          <text:p text:style-name="P15">Dowódca Wojsk Obrony Cyberprzestrzeni, Karol Molenda, w ostatnim tygodniu przewodniczył konferencji NATO Cyber Defence Pledge(w dniach 20-21 maj) w Legionowie.</text:p>
          <text:p text:style-name="P15">Prezydent Andrzej Duda brał udział w wywiadzie w Radiu Zet w Warszawie(26 maj) gdzie wypowiadał się na temat wyborów i funkcji prezydenta.</text:p>
          <text:p text:style-name="P15"/>
        </text:list-item>
        <text:list-item>
          <text:p text:style-name="P10">Znajdź informacje nt zaleceń w celu obrony przed OSINT.</text:p>
        </text:list-item>
      </text:list>
      <text:p text:style-name="P8">Przede wszystkim jest to umyślne i ograniczone zostawianie po sobie śladów w internecie, ponieważ nic prawdziwie nie znika z internetu.</text:p>
      <text:p text:style-name="P8">Warto ustawiać konta jako prywatne, usuwać je gdy z nich już nie korzystamy.</text:p>
      <text:p text:style-name="P8">Przy każdym udostępnieniu zdjęcia, informacji staraj się zwrócić uwagę czy nie zawierają one informacji wrażliwych.</text:p>
      <text:p text:style-name="P8">Korzystaj z VPN.</text:p>
      <text:p text:style-name="P8">Regularnie sprawdzaj informacje które są dostępne na twój temat.</text:p>
      <text:p text:style-name="P9">Szyfruj dane przed wrzuceniem ich do chmury</text:p>
      <text:p text:style-name="P3"><text:soft-page-break/></text:p>
      <text:list text:continue-numbering="true" text:style-name="WWNum1">
        <text:list-item>
          <text:p text:style-name="P10">Znajdź zalecenia obrony cyberprzestrzeni dla firm w aktualnej sytuacji geopolitycznej (zalecenia z podziałem dla personelu, infrastruktury). </text:p>
          <text:p text:style-name="P10"/>
          <text:p text:style-name="P16">Użycie zasady „Zero Trust” – założenie że każda osoba/urządzenie w firmie może być/doprowadzić do szkodliwych działań, co pozwala na zabezpieczenie przed incydentami w wyniku zbyt małej uwagi, lub luźnego traktowania tematu cyberbezpieczeństwa.</text:p>
          <text:p text:style-name="P16">Szkolenia dot. cyberbezpieczeństwa</text:p>
          <text:p text:style-name="P16">Stałe sprawdzanie/monitorowanie sieci i elementów komputerowych w firmie w celu znalezienia ewwntualnych problemów/ułatwień na atak.</text:p>
          <text:p text:style-name="P16">Regularne aktualizowanie urządzeń i programów.</text:p>
          <text:p text:style-name="P16">Podział na podsieci i osobne sieci w firmie.</text:p>
          <text:p text:style-name="P16">Monitorowanie ruchu sieciowego.</text:p>
          <text:p text:style-name="P16">Wprowadzenie lepszych zasad bezpieczeństwa, np. wymuszone 2FA(Uwietrzylnianie dwuskładnikowe)</text:p>
          <text:p text:style-name="P16">Szyfrowanie danych przechowywanych w bazach danych/na dyskach</text:p>
          <text:p text:style-name="P16">Stałe orientowanie się jakie są aktualne zagrożenia, niedawne ataki hakerskie, jak się przed nimi zabezpieczyć.</text:p>
          <text:p text:style-name="P1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text-properties fo:color="#5b9bd5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class="index">
      <style:paragraph-properties fo:margin-left="0.1965in" fo:margin-top="0in" fo:margin-bottom="0.0398in" style:contextual-spacing="false"/>
    </style:style>
    <style:style style:name="Contents_20_3" style:display-name="Contents 3" style:family="paragraph" style:parent-style-name="Standard" style:class="index">
      <style:paragraph-properties fo:margin-left="0.3937in" fo:margin-top="0in" fo:margin-bottom="0.0398in" style:contextual-spacing="false"/>
    </style:style>
    <style:style style:name="Contents_20_4" style:display-name="Contents 4" style:family="paragraph" style:parent-style-name="Standard" style:class="index">
      <style:paragraph-properties fo:margin-left="0.5902in" fo:margin-top="0in" fo:margin-bottom="0.0398in" style:contextual-spacing="false"/>
    </style:style>
    <style:style style:name="Contents_20_5" style:display-name="Contents 5" style:family="paragraph" style:parent-style-name="Standard" style:class="index">
      <style:paragraph-properties fo:margin-left="0.7874in" fo:margin-top="0in" fo:margin-bottom="0.0398in" style:contextual-spacing="false"/>
    </style:style>
    <style:style style:name="Contents_20_6" style:display-name="Contents 6" style:family="paragraph" style:parent-style-name="Standard" style:class="index">
      <style:paragraph-properties fo:margin-left="0.9839in" fo:margin-top="0in" fo:margin-bottom="0.0398in" style:contextual-spacing="false"/>
    </style:style>
    <style:style style:name="Contents_20_7" style:display-name="Contents 7" style:family="paragraph" style:parent-style-name="Standard" style:class="index">
      <style:paragraph-properties fo:margin-left="1.1811in" fo:margin-top="0in" fo:margin-bottom="0.0398in" style:contextual-spacing="false"/>
    </style:style>
    <style:style style:name="Contents_20_8" style:display-name="Contents 8" style:family="paragraph" style:parent-style-name="Standard" style:class="index">
      <style:paragraph-properties fo:margin-left="1.378in" fo:margin-top="0in" fo:margin-bottom="0.0398in" style:contextual-spacing="false"/>
    </style:style>
    <style:style style:name="Contents_20_9" style:display-name="Contents 9" style:family="paragraph" style:parent-style-name="Standard" style:class="index">
      <style:paragraph-properties fo:margin-left="1.5752in" fo:margin-top="0in" fo:margin-bottom="0.0398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Default_20_Paragraph_20_Font" style:display-name="Default Paragraph Font" style:family="text"/>
    <style:style style:name="Nagłówek_20_1_20_Znak" style:display-name="Nagłówek 1 Znak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Nagłówek_20_2_20_Znak" style:display-name="Nagłówek 2 Znak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Nagłówek_20_3_20_Znak" style:display-name="Nagłówek 3 Znak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agłówek_20_4_20_Znak" style:display-name="Nagłówek 4 Znak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główek_20_5_20_Znak" style:display-name="Nagłówek 5 Znak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agłówek_20_6_20_Znak" style:display-name="Nagłówek 6 Znak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agłówek_20_7_20_Znak" style:display-name="Nagłówek 7 Znak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Nagłówek_20_8_20_Znak" style:display-name="Nagłówek 8 Znak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Nagłówek_20_9_20_Znak" style:display-name="Nagłówek 9 Znak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ytuł_20_Znak" style:display-name="Tytuł Znak" style:family="text">
      <style:text-properties fo:font-size="24pt" style:font-size-asian="24pt" style:font-size-complex="24pt"/>
    </style:style>
    <style:style style:name="Podtytuł_20_Znak" style:display-name="Podtytuł Znak" style:family="text">
      <style:text-properties fo:font-size="12pt" style:font-size-asian="12pt" style:font-size-complex="12pt"/>
    </style:style>
    <style:style style:name="Cytat_20_Znak" style:display-name="Cytat Znak" style:family="text">
      <style:text-properties fo:font-style="italic" style:font-style-asian="italic"/>
    </style:style>
    <style:style style:name="Cytat_20_intensywny_20_Znak" style:display-name="Cytat intensywny Znak" style:family="text">
      <style:text-properties fo:font-style="italic" style:font-style-asian="italic"/>
    </style:style>
    <style:style style:name="Nagłówek_20_Znak" style:display-name="Nagłówek Znak" style:family="text"/>
    <style:style style:name="Footer_20_Char" style:display-name="Footer Char" style:family="text"/>
    <style:style style:name="Stopka_20_Znak" style:display-name="Stopka Znak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ekst_20_przypisu_20_dolnego_20_Znak" style:display-name="Tekst przypisu dolnego Znak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kst_20_przypisu_20_końcowego_20_Znak" style:display-name="Tekst przypisu końcowego Znak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11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2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is-legal="true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9846in"/>
        </style:list-level-properties>
        <style:text-properties fo:font-family="Arial"/>
      </text:list-level-style-bullet>
      <text:list-level-style-bullet text:level="2" text:style-name="ListLabel_20_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fo:font-family="'Courier New'"/>
      </text:list-level-style-bullet>
      <text:list-level-style-bullet text:level="3" text:style-name="ListLabel_20_3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Wingdings" style:font-charset="x-symbol"/>
      </text:list-level-style-bullet>
      <text:list-level-style-bullet text:level="4" text:style-name="ListLabel_20_3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Symbol" style:font-charset="x-symbol"/>
      </text:list-level-style-bullet>
      <text:list-level-style-bullet text:level="5" text:style-name="ListLabel_20_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fo:font-family="'Courier New'"/>
      </text:list-level-style-bullet>
      <text:list-level-style-bullet text:level="6" text:style-name="ListLabel_20_3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Wingdings" style:font-charset="x-symbol"/>
      </text:list-level-style-bullet>
      <text:list-level-style-bullet text:level="7" text:style-name="ListLabel_20_3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Symbol" style:font-charset="x-symbol"/>
      </text:list-level-style-bullet>
      <text:list-level-style-bullet text:level="8" text:style-name="ListLabel_20_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fo:font-family="'Courier New'"/>
      </text:list-level-style-bullet>
      <text:list-level-style-bullet text:level="9" text:style-name="ListLabel_20_3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2in"/>
        </style:list-level-properties>
      </text:list-level-style-number>
      <text:list-level-style-number text:level="2" text:style-name="ListLabel_20_3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2in"/>
        </style:list-level-properties>
      </text:list-level-style-number>
      <text:list-level-style-number text:level="3" text:style-name="ListLabel_20_3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2in"/>
        </style:list-level-properties>
      </text:list-level-style-number>
      <text:list-level-style-number text:level="4" text:style-name="ListLabel_20_40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2in"/>
        </style:list-level-properties>
      </text:list-level-style-number>
      <text:list-level-style-number text:level="5" text:style-name="ListLabel_20_4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2in"/>
        </style:list-level-properties>
      </text:list-level-style-number>
      <text:list-level-style-number text:level="6" text:style-name="ListLabel_20_4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2in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2in"/>
        </style:list-level-properties>
      </text:list-level-style-number>
      <text:list-level-style-number text:level="8" text:style-name="ListLabel_20_4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2in"/>
        </style:list-level-properties>
      </text:list-level-style-number>
      <text:list-level-style-number text:level="9" text:style-name="ListLabel_20_4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4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4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4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5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5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5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5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5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</meta:editing-cycles>
    <meta:creation-date>2022-07-12T06:30:00</meta:creation-date>
    <dc:date>2025-05-26T12:23:18.781565450</dc:date>
    <meta:generator>LibreOffice/24.2.7.2$Linux_X86_64 LibreOffice_project/420$Build-2</meta:generator>
    <meta:editing-duration>PT1H12M9S</meta:editing-duration>
    <meta:document-statistic meta:table-count="0" meta:image-count="0" meta:object-count="0" meta:page-count="2" meta:paragraph-count="34" meta:word-count="458" meta:character-count="3423" meta:non-whitespace-character-count="2993"/>
    <meta:template xlink:type="simple" xlink:actuate="onRequest" xlink:title="Normal" xlink:href=""/>
  </office:meta>
</office:document-meta>
</file>